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yle LaPointe</text:p>
      <text:p text:style-name="Standard">Megaminx Solver Project</text:p>
      <text:p text:style-name="Standard"/>
      <text:p text:style-name="Standard"><text:tab/>I had the idea to do this project when I got the puzzle at the beginning of this semester and solved it. I was taking a 3-credit course, but I only needed one credit, so I figured I would rather write a program that solves the puzzle than take an extra class. I decided I was serious about that idea and submitted a proposal.</text:p>
      <text:p text:style-name="Standard"><text:tab/>The main idea behind the approach to creating the solver is that since I know how to solve it, if I just make the solver do whatever I would do in any given situation, then it will always solve it. Human reasoning is typically complex and difficult to translate into instructions, but in this case the steps happen to be simple enough to express.</text:p>
      <text:p text:style-name="Standard"><text:tab/>The first step in creating the solver is to design a data structure to represent the state of the puzzle. The Megaminx puzzle is a dodecahedron-shaped Rubik's cube. It has 12 faces, each with a fixed center piece, 5 edges and 5 corners, and each face can be turned. Turning a face rotates the colors on that face, and also moves the colors on each adjacent face. The data structure that I created ignores the concept of “pieces” that are shared by multiple faces, and just represents the color and position of the stickers on each face. The concept of a “piece” where groups of stickers remain in fixed relative positions respective to other stickers on the same piece is conserved by only implementing valid moves. I created a reference table that defines groups of indices and positions in order to determine what other colors are on the same piece, which is used by different algorithms to find the right piece and decide how to move it.</text:p>
      <text:p text:style-name="Standard"><text:tab/>The data structure itself that represents the puzzle is a 2D array. The first index is the face, and there are 12 faces. The second index is the sticker on that face, and there are 11 stickers on each face. The order of the faces determines the orientation of the puzzle, which is the way that it is being held, where the first index is the front and the second face is the top. The default orientation I chose to have the white face in front and the blue face on top. The positions of the stickers on each face are determined by the index and the orientation. Each face has a relative “up” direction that clarifies how the indices correspond to positions. In the default orientation, with white in front and blue on top, the first index on the white face is the top left corner, where the “up” face is blue. On the blue face, the “up” face is the white face, so the first index of the blue face is on the same corner piece as the third index on the white face. The “up” face for each face on the top half of the puzzle is the “top” face, except for the actual top face, where its “up” face is the front face. On the other half of the puzzle, the “up” face for each of those faces is the face opposite the “top” face, and the “up” face for the face opposite the “top” face is the face opposite the “front” face. In the default orientation, this puts the grey face on “top” with the cyan face in “front.”</text:p>
      <text:p text:style-name="Standard"><text:tab/>The next step is implementing orientation and face turning. Orientation can be derived just from knowing what the front and top faces are. When the orientation is changed, different faces become the front and top face, which means the “up” faces for various faces need to change so that the indices correctly represent the position of the colors on each face. Rotating a single face only needs to be implemented once after arbitrary orientation is possible, because any move can be made by just orienting the puzzle differently and turning the face that is in the same position a certain number of times. Rotating a face requires moving around the colors on that face in a specific order, and also moving around the rows of colors on each adjacent face. Since each face has five adjacent faces, rotating a face five times brings it back to the original state, and rotating it four times is the same as rotating it once in the opposite direction. Once this was working correctly and only making legal moves, the next step was to begin implementing patterns and sequences to solve the puzzle.</text:p>
      <text:p text:style-name="Standard"><text:tab/>With the representation and transformation code working, the next step is to start implementing the solving logic. The first thing to implement is a brute force tree search to try every possible move. This function receives a state and a goal condition, and then tries every possible sequence of moves <text:soft-page-break/>until the goal is reached, then returns the sequence of moves needed to reach the goal. The branching factor on this is huge, so it is only able to look three or four moves ahead.</text:p>
      <text:p text:style-name="Standard"><text:tab/>With this working, I began to implement the search goals. The first step is to move all of the white edge pieces into the correct positions on the white face, one at a time. This turned out to require looking too far ahead, so I simplified it by first just having it move all of the white pieces closer to the white face by moving them onto the top half of the puzzle. From there, the necessary search is short enough that it can brute force the “white star” pattern where every white edge is in the correct position.</text:p>
      <text:p text:style-name="Standard"><text:tab/>The next goal is to solve the five white corners. This is the first part that required hard-coded sequences. Instead of moving a white corner directly into the correct position, it searches for a state where a white corner is “near” the correct position. This is determined by looking for white corners on the faces adjacent to the white face. When a white corner is found, a specific sequence is performed to insert the white corner into the correct place without needing to search. Once this is done, the entire first layer is complete.</text:p>
      <text:p text:style-name="Standard"><text:tab/>The next step involves inserting edges into the next layer in-between all of the center pieces on the faces adjacent to the white face. The searching function only has to position the edges above where they need to be inserted, and then a pre-determined eight-move sequence puts the edge where it belongs without disturbing the solved white face.</text:p>
      <text:p text:style-name="Standard"><text:tab/>The next step is to position the five corners that have two colors that are colors of centers adjacent to the white face. This can be brute forced for the most part, sometimes corners that start out in the wrong place need to be moved out of the way, which involves a short sequence. Doing this makes positioning it correctly simple enough to search for directly.</text:p>
      <text:p text:style-name="Standard"><text:tab/>The next step is to insert the ten edges that connect the centers adjacent to the white face with the centers adjacent to the grey face. This is a similar process to the last edge insertion stage, where the edge is positioned above where it needs to go and a sequence is ran to insert it without disturbing the rest of the solved pieces.</text:p>
      <text:p text:style-name="Standard"><text:tab/>The next step is to correctly position the five corners that have two colors that are adjacent to the grey face. This step is similar to the previous step that positioned five other corners, but sometimes the corners need to be rotated before the searching function can correctly place them, and a sequence is followed when the corners are rotated in a certain way that makes them harder to solve.</text:p>
      <text:p text:style-name="Standard"><text:tab/>The fourth to last step requires no brute force searching. There is one sequence that is followed that orients all of the grey edges so that the grey side is on the grey face. This just requires rotating the grey face a certain way before the sequence is performed.</text:p>
      <text:p text:style-name="Standard"><text:tab/>The third to last step is about cycling the grey edges so that they match the faces they are on. A brute force search is used where the cycling sequence is included as an option, so the searching function finds every possible result of cycling the edges in different orders until the correct sequence is found.</text:p>
      <text:p text:style-name="Standard"><text:tab/>The second to last step is similar to the step about cycling edges, only this one is about cycling the corners. The corners do not all need to have the grey color on the grey face, they just need to be in the right position but not the right orientation.</text:p>
      <text:p text:style-name="Standard"><text:tab/>The last step is fixing the orientation of all of the corners on the grey face. This is another brute force search with a sequence thrown in, where every combination of rotating the grey face and running the sequence is run through until the corners are rotated correctly.</text:p>
      <text:p text:style-name="Standard"><text:tab/>Once the last step is complete, the puzzle is solved. This usually takes under a minute, and sometimes under ten seconds. The output is a list of instructions that define a color and a direction, such as “white clockwise” or “white counter-clockwise twice” indicating which face to turn and how many times to turn it. Solutions are typically around 500 instructions long, which must be followed carefully and takes around ten minutes to step through.</text:p>
      <text:p text:style-name="Standard"><text:tab/>I really enjoyed working on this project. It was exciting every time I got something to work, especially once it consistently solved the whole thing. Parts of it are messy, but it is cool that it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06T12:25:45.90</meta:creation-date>
    <dc:date>2019-05-07T17:01:47.60</dc:date>
    <meta:editing-duration>P1DT43M18S</meta:editing-duration>
    <meta:editing-cycles>3</meta:editing-cycles>
    <meta:generator>OpenOffice/4.1.3$Win32 OpenOffice.org_project/413m1$Build-9783</meta:generator>
    <meta:document-statistic meta:table-count="0" meta:image-count="0" meta:object-count="0" meta:page-count="2" meta:paragraph-count="20" meta:word-count="1614" meta:character-count="8890"/>
  </office:meta>
</office:document-meta>
</file>